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1424*"/>
    </style:style>
    <style:style style:name="Table1.B" style:family="table-column">
      <style:table-column-properties style:column-width="0.9896in" style:rel-column-width="1425*"/>
    </style:style>
    <style:style style:name="Table1.1" style:family="table-row">
      <style:table-row-properties style:min-row-height="0.5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a2c2" officeooo:paragraph-rsid="0018a2c2"/>
    </style:style>
    <style:style style:name="P2" style:family="paragraph" style:parent-style-name="Standard">
      <style:paragraph-properties fo:text-align="center" style:justify-single-word="false"/>
      <style:text-properties officeooo:rsid="0018a2c2" officeooo:paragraph-rsid="0018a2c2"/>
    </style:style>
    <style:style style:name="P3" style:family="paragraph" style:parent-style-name="Standard">
      <style:paragraph-properties fo:text-align="center" style:justify-single-word="false"/>
      <style:text-properties fo:color="#000000" fo:font-size="20pt" fo:font-weight="bold" officeooo:rsid="0018a2c2" officeooo:paragraph-rsid="0018a2c2" style:font-size-asian="20pt" style:font-weight-asian="bold" style:font-size-complex="20pt" style:font-weight-complex="bold"/>
    </style:style>
    <style:style style:name="P4" style:family="paragraph" style:parent-style-name="Standard">
      <style:text-properties officeooo:rsid="00203a4c" officeooo:paragraph-rsid="00203a4c"/>
    </style:style>
    <style:style style:name="P5" style:family="paragraph" style:parent-style-name="Standard">
      <style:text-properties officeooo:rsid="003ec819" officeooo:paragraph-rsid="003ec819"/>
    </style:style>
    <style:style style:name="P6" style:family="paragraph" style:parent-style-name="Standard">
      <style:text-properties officeooo:rsid="003ec819" officeooo:paragraph-rsid="003feff1"/>
    </style:style>
    <style:style style:name="P7" style:family="paragraph" style:parent-style-name="Standard">
      <style:text-properties officeooo:rsid="003ec819" officeooo:paragraph-rsid="00445d0f"/>
    </style:style>
    <style:style style:name="P8" style:family="paragraph" style:parent-style-name="Standard">
      <style:text-properties officeooo:rsid="005df7d5" officeooo:paragraph-rsid="005df7d5"/>
    </style:style>
    <style:style style:name="P9" style:family="paragraph" style:parent-style-name="Standard">
      <style:text-properties officeooo:rsid="00603b23" officeooo:paragraph-rsid="0065cf45"/>
    </style:style>
    <style:style style:name="P10" style:family="paragraph" style:parent-style-name="Standard">
      <style:text-properties officeooo:rsid="009a36ae" officeooo:paragraph-rsid="009a36ae"/>
    </style:style>
    <style:style style:name="P11" style:family="paragraph" style:parent-style-name="Standard">
      <style:paragraph-properties fo:text-align="center" style:justify-single-word="false"/>
      <style:text-properties fo:font-size="20pt" fo:font-weight="bold" officeooo:rsid="0018a2c2" officeooo:paragraph-rsid="0018a2c2"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rsid="00445d0f" officeooo:paragraph-rsid="005ce8e5"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rsid="00445d0f" officeooo:paragraph-rsid="0100ab59"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rsid="01286e02" officeooo:paragraph-rsid="01286e02"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rsid="013fe856" officeooo:paragraph-rsid="013fe856" style:font-size-asian="20pt" style:font-weight-asian="bold" style:font-size-complex="20pt" style:font-weight-complex="bold"/>
    </style:style>
    <style:style style:name="P16" style:family="paragraph" style:parent-style-name="Standard">
      <style:text-properties fo:font-size="16pt" officeooo:rsid="0018a2c2" officeooo:paragraph-rsid="00203a4c" style:font-size-asian="16pt" style:font-size-complex="16pt"/>
    </style:style>
    <style:style style:name="P17" style:family="paragraph" style:parent-style-name="Standard">
      <style:text-properties fo:font-size="16pt" officeooo:rsid="0034fcc1" officeooo:paragraph-rsid="00203a4c" style:font-size-asian="16pt" style:font-size-complex="16pt"/>
    </style:style>
    <style:style style:name="P18" style:family="paragraph" style:parent-style-name="Standard">
      <style:text-properties fo:font-size="16pt" officeooo:rsid="0034fcc1" officeooo:paragraph-rsid="003feff1" style:font-size-asian="16pt" style:font-size-complex="16pt"/>
    </style:style>
    <style:style style:name="P19" style:family="paragraph" style:parent-style-name="Standard">
      <style:text-properties fo:font-size="16pt" officeooo:rsid="0034fcc1" officeooo:paragraph-rsid="003ec819" style:font-size-asian="16pt" style:font-size-complex="16pt"/>
    </style:style>
    <style:style style:name="P20" style:family="paragraph" style:parent-style-name="Standard">
      <style:text-properties fo:font-size="16pt" officeooo:rsid="00445d0f" officeooo:paragraph-rsid="00445d0f" style:font-size-asian="16pt" style:font-size-complex="16pt"/>
    </style:style>
    <style:style style:name="P21" style:family="paragraph" style:parent-style-name="Standard">
      <style:text-properties fo:font-size="16pt" officeooo:rsid="00445d0f" officeooo:paragraph-rsid="005ce8e5" style:font-size-asian="16pt" style:font-size-complex="16pt"/>
    </style:style>
    <style:style style:name="P22" style:family="paragraph" style:parent-style-name="Standard">
      <style:text-properties fo:font-size="16pt" officeooo:rsid="005df7d5" officeooo:paragraph-rsid="005df7d5" style:font-size-asian="16pt" style:font-size-complex="16pt"/>
    </style:style>
    <style:style style:name="P23" style:family="paragraph" style:parent-style-name="Standard">
      <style:text-properties fo:font-size="16pt" fo:font-weight="bold" officeooo:rsid="00445d0f" officeooo:paragraph-rsid="005ce8e5"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445d0f" officeooo:paragraph-rsid="0100ab59" style:font-size-asian="16pt" style:font-weight-asian="bold" style:font-size-complex="16pt" style:font-weight-complex="bold"/>
    </style:style>
    <style:style style:name="P25" style:family="paragraph" style:parent-style-name="Standard">
      <style:text-properties fo:font-size="16pt" fo:font-weight="bold" officeooo:rsid="00cda68a" officeooo:paragraph-rsid="00cda68a"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normal" officeooo:rsid="0102f6d8" officeooo:paragraph-rsid="0102f6d8"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1286e02" officeooo:paragraph-rsid="01286e02"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12b484d" officeooo:paragraph-rsid="012b484d"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13fe856" officeooo:paragraph-rsid="013fe856"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fo:font-size="16pt" fo:font-weight="normal" officeooo:rsid="013fe856" officeooo:paragraph-rsid="013fe856" style:font-size-asian="16pt" style:font-weight-asian="normal" style:font-size-complex="16pt" style:font-weight-complex="normal"/>
    </style:style>
    <style:style style:name="P31" style:family="paragraph" style:parent-style-name="Standard">
      <style:text-properties officeooo:rsid="00c92d3f" officeooo:paragraph-rsid="00c92d3f"/>
    </style:style>
    <style:style style:name="P32" style:family="paragraph" style:parent-style-name="Standard">
      <style:text-properties officeooo:rsid="00ee074f" officeooo:paragraph-rsid="00f65171"/>
    </style:style>
    <style:style style:name="P33" style:family="paragraph" style:parent-style-name="Standard">
      <style:paragraph-properties fo:text-align="start" style:justify-single-word="false"/>
      <style:text-properties fo:font-size="13pt" fo:font-weight="normal" officeooo:rsid="00cda68a" officeooo:paragraph-rsid="010cb136" style:font-size-asian="13pt" style:font-weight-asian="normal" style:font-size-complex="13pt" style:font-weight-complex="normal"/>
    </style:style>
    <style:style style:name="P34" style:family="paragraph" style:parent-style-name="Table_20_Contents">
      <style:paragraph-properties fo:text-align="start" style:justify-single-word="false"/>
      <style:text-properties fo:font-size="16pt" officeooo:rsid="0102f6d8" officeooo:paragraph-rsid="0102f6d8" style:font-size-asian="16pt" style:font-size-complex="16pt"/>
    </style:style>
    <style:style style:name="P35" style:family="paragraph" style:parent-style-name="Table_20_Contents">
      <style:paragraph-properties fo:text-align="start" style:justify-single-word="false"/>
      <style:text-properties fo:font-size="16pt" style:font-size-asian="16pt" style:font-size-complex="16pt"/>
    </style:style>
    <style:style style:name="P36" style:family="paragraph" style:parent-style-name="Table_20_Contents">
      <style:paragraph-properties fo:text-align="start" style:justify-single-word="false"/>
      <style:text-properties fo:font-size="16pt" officeooo:rsid="010cb136" officeooo:paragraph-rsid="010cb136" style:font-size-asian="16pt" style:font-size-complex="16pt"/>
    </style:style>
    <style:style style:name="P37" style:family="paragraph" style:parent-style-name="Table_20_Contents">
      <style:paragraph-properties fo:text-align="start" style:justify-single-word="false"/>
      <style:text-properties fo:font-size="16pt" fo:font-weight="normal" style:font-size-asian="16pt" style:font-weight-asian="normal" style:font-size-complex="16pt" style:font-weight-complex="normal"/>
    </style:style>
    <style:style style:name="P38" style:family="paragraph" style:parent-style-name="Table_20_Contents">
      <style:paragraph-properties fo:text-align="start" style:justify-single-word="false"/>
      <style:text-properties fo:font-size="15pt" officeooo:rsid="010cb136" officeooo:paragraph-rsid="010cb136" style:font-size-asian="15pt" style:font-size-complex="15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6pt" officeooo:rsid="0034fcc1" style:font-size-asian="16pt" style:font-size-complex="16pt"/>
    </style:style>
    <style:style style:name="T4" style:family="text">
      <style:text-properties fo:font-size="16pt" officeooo:rsid="003feff1" style:font-size-asian="16pt" style:font-size-complex="16pt"/>
    </style:style>
    <style:style style:name="T5" style:family="text">
      <style:text-properties fo:font-size="16pt" officeooo:rsid="004215df" style:font-size-asian="16pt" style:font-size-complex="16pt"/>
    </style:style>
    <style:style style:name="T6" style:family="text">
      <style:text-properties fo:font-size="16pt" officeooo:rsid="00445d0f" style:font-size-asian="16pt" style:font-size-complex="16pt"/>
    </style:style>
    <style:style style:name="T7" style:family="text">
      <style:text-properties fo:font-size="16pt" officeooo:rsid="0062f5fb" style:font-size-asian="16pt" style:font-size-complex="16pt"/>
    </style:style>
    <style:style style:name="T8" style:family="text">
      <style:text-properties fo:font-size="16pt" officeooo:rsid="0065cf45" style:font-size-asian="16pt" style:font-size-complex="16pt"/>
    </style:style>
    <style:style style:name="T9" style:family="text">
      <style:text-properties fo:font-size="16pt" officeooo:rsid="00675832" style:font-size-asian="16pt" style:font-size-complex="16pt"/>
    </style:style>
    <style:style style:name="T10" style:family="text">
      <style:text-properties fo:font-size="16pt" officeooo:rsid="009b6094" style:font-size-asian="16pt" style:font-size-complex="16pt"/>
    </style:style>
    <style:style style:name="T11" style:family="text">
      <style:text-properties fo:font-size="16pt" officeooo:rsid="00a24690" style:font-size-asian="16pt" style:font-size-complex="16pt"/>
    </style:style>
    <style:style style:name="T12" style:family="text">
      <style:text-properties fo:font-size="16pt" officeooo:rsid="00aa2407" style:font-size-asian="16pt" style:font-size-complex="16pt"/>
    </style:style>
    <style:style style:name="T13" style:family="text">
      <style:text-properties fo:font-size="16pt" officeooo:rsid="00b3a4b6" style:font-size-asian="16pt" style:font-size-complex="16pt"/>
    </style:style>
    <style:style style:name="T14" style:family="text">
      <style:text-properties fo:font-size="16pt" officeooo:rsid="00b85323" style:font-size-asian="16pt" style:font-size-complex="16pt"/>
    </style:style>
    <style:style style:name="T15" style:family="text">
      <style:text-properties fo:font-size="16pt" officeooo:rsid="00cda68a" style:font-size-asian="16pt" style:font-size-complex="16pt"/>
    </style:style>
    <style:style style:name="T16" style:family="text">
      <style:text-properties fo:font-size="16pt" officeooo:rsid="00d3e5c7" style:font-size-asian="16pt" style:font-size-complex="16pt"/>
    </style:style>
    <style:style style:name="T17" style:family="text">
      <style:text-properties fo:font-size="16pt" officeooo:rsid="00d74109" style:font-size-asian="16pt" style:font-size-complex="16pt"/>
    </style:style>
    <style:style style:name="T18" style:family="text">
      <style:text-properties fo:font-size="16pt" officeooo:rsid="00e1b018" style:font-size-asian="16pt" style:font-size-complex="16pt"/>
    </style:style>
    <style:style style:name="T19" style:family="text">
      <style:text-properties fo:font-size="16pt" officeooo:rsid="00f65171"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34fcc1" style:font-size-asian="16pt" style:font-weight-asian="bold" style:font-size-complex="16pt" style:font-weight-complex="bold"/>
    </style:style>
    <style:style style:name="T22" style:family="text">
      <style:text-properties style:text-position="sub 58%" fo:font-size="16pt" officeooo:rsid="003feff1" style:font-size-asian="16pt" style:font-size-complex="16pt"/>
    </style:style>
    <style:style style:name="T23" style:family="text">
      <style:text-properties style:text-position="sub 58%" fo:font-size="16pt" officeooo:rsid="00445d0f" style:font-size-asian="16pt" style:font-size-complex="16pt"/>
    </style:style>
    <style:style style:name="T24" style:family="text">
      <style:text-properties officeooo:rsid="00d1f56d"/>
    </style:style>
    <style:style style:name="T25" style:family="text">
      <style:text-properties officeooo:rsid="0100a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 member</text:p>
      <text:p text:style-name="P2"><text:span text:style-name="T1">Zhiyan Li(</text:span><text:a xlink:type="simple" xlink:href="mailto:zl7904@rit.edu" text:style-name="Internet_20_link" text:visited-style-name="Visited_20_Internet_20_Link"><text:span text:style-name="T1">zl7904@rit.edu</text:span></text:a><text:span text:style-name="T1">)</text:span></text:p>
      <text:p text:style-name="P2"><text:span text:style-name="T1">Sahil Gupta(</text:span><text:a xlink:type="simple" xlink:href="mailto:sg5414@rit.edu" text:style-name="Internet_20_link" text:visited-style-name="Visited_20_Internet_20_Link"><text:span text:style-name="T1">sg5414@rit.edu</text:span></text:a><text:span text:style-name="T1">)</text:span></text:p>
      <text:p text:style-name="P1"/>
      <text:p text:style-name="P1"/>
      <text:p text:style-name="P11">Problem Definition</text:p>
      <text:p text:style-name="P16"/>
      <text:p text:style-name="P4"><text:span text:style-name="T2">State of the problem is represented in combination of die orientation and it’s location on maze. Three axis up,north and east is used to define orientation. Location is define by (x,y) coordinates. </text:span><text:span text:style-name="T3">So state is represented as tuple {up,north,east,x,y}. In order to reach goal state orientation and location of die state get changes. Search tree node contain instance of such state. <text:s/>For one up direction there are 4 orientation. There are 5 up directions possible since 6 is excluded in given problem. If l is the length, b is breath and bc are the number of blocks then l*b- bc are the number of positions die can go. So total number of states total number of states are 5*4*(l*b-bc).</text:span></text:p>
      <text:p text:style-name="P17"/>
      <text:p text:style-name="P5"><text:span text:style-name="T21">Representatio</text:span><text:span text:style-name="T20">n of </text:span><text:span text:style-name="T21">Problem</text:span><text:span text:style-name="T3"> </text:span></text:p>
      <text:p text:style-name="P6"><text:span text:style-name="T4">1. </text:span><text:span text:style-name="T3">Initial State: </text:span><text:span text:style-name="T4">{1,2,3,x</text:span><text:span text:style-name="T22">s</text:span><text:span text:style-name="T4">,y</text:span><text:span text:style-name="T22">s</text:span><text:span text:style-name="T4">} is the intial state. So 1 will be at top, 2 at north and 3 at east direction. (x</text:span><text:span text:style-name="T22">s</text:span><text:span text:style-name="T4">,y</text:span><text:span text:style-name="T22">s</text:span><text:span text:style-name="T4">) is the location of the start block in the maze.</text:span></text:p>
      <text:p text:style-name="P18"/>
      <text:p text:style-name="P5"><text:span text:style-name="T4">2. </text:span><text:span text:style-name="T3">State Transition: </text:span><text:span text:style-name="T4">Rotation of die along the north axis and east axis leads to change in location of die. Single unit of rotation leads to change in <text:s/>1 square in up,down,right and <text:s/>left direction. Each unit square motion is the state transition of die. Transitions in which 1 is in up direction or square in which it will move is block square is not allowed. </text:span><text:span text:style-name="T5">Each unit transition add unit transition cost on search problem.</text:span></text:p>
      <text:p text:style-name="P19"/>
      <text:p text:style-name="P7"><text:span text:style-name="T6">3. </text:span><text:span text:style-name="T3">Goal State: </text:span><text:span text:style-name="T6">{1,*,*,</text:span><text:span text:style-name="T4">x</text:span><text:span text:style-name="T23">g</text:span><text:span text:style-name="T4">,y</text:span><text:span text:style-name="T23">g</text:span><text:span text:style-name="T6">} is the goal state. So 1 is in up direction,* means any other possible number and (</text:span><text:span text:style-name="T4">x</text:span><text:span text:style-name="T23">g</text:span><text:span text:style-name="T4">,y</text:span><text:span text:style-name="T23">g</text:span><text:span text:style-name="T6">) are the goal block location.</text:span></text:p>
      <text:p text:style-name="P20"/>
      <text:p text:style-name="P20"/>
      <text:p text:style-name="P20"/>
      <text:p text:style-name="P20"/>
      <text:p text:style-name="P20"/>
      <text:p text:style-name="P20"/>
      <text:p text:style-name="P12"><text:soft-page-break/>Heuristic Functions</text:p>
      <text:p text:style-name="P8"><text:span text:style-name="T6">W</text:span><text:span text:style-name="T2">e have used three heuristic functions. Euclidean, Manhattan and orientation Manhattan. Admissibility property means that metric never over-estimates true cost from start to goal state. </text:span></text:p>
      <text:p text:style-name="P22"/>
      <text:p text:style-name="P23">Euclidean Distance</text:p>
      <text:p text:style-name="P9"><text:span text:style-name="T6">I</text:span><text:span text:style-name="T2">t measure the shortest distance </text:span><text:span text:style-name="T7">of line segment </text:span><text:span text:style-name="T2">between two blocks.</text:span></text:p>
      <text:p text:style-name="P9"><text:span text:style-name="T7">It is not possible to overestimate it since there is not distance shorter than line distance between two points. </text:span><text:span text:style-name="T8">So it is admissible. </text:span><text:span text:style-name="T9">It assumes that die can move in straight line, no orientation is taken into account and there are no obstacle in between.</text:span></text:p>
      <text:p text:style-name="P21"/>
      <text:p text:style-name="P23">Manhattan Distance</text:p>
      <text:p text:style-name="P10"><text:span text:style-name="T6">I</text:span><text:span text:style-name="T2">t measure the number of steps or moves/rotations required to reach goal state. It is not possible to overestimate it as there is no path that calculate shorter number moves then this by geometry. </text:span><text:span text:style-name="T10">Also since banned </text:span><text:span text:style-name="T11">squares</text:span><text:span text:style-name="T10"> are there in between so real cost should be more than this as it ignore the banned </text:span><text:span text:style-name="T12">squares. </text:span><text:span text:style-name="T13">So it is admissible. </text:span><text:span text:style-name="T14">It assumes that die can rotate either vertically or horizontally, orientation is not taken into account and no obstacles or banned squares are there.</text:span></text:p>
      <text:p text:style-name="P21"/>
      <text:p text:style-name="P25">Orientation <text:span text:style-name="T24">Manhattan</text:span> distance</text:p>
      <text:p text:style-name="P31"><text:span text:style-name="T6">I</text:span><text:span text:style-name="T2">t measure the moves /rotations required to reach goal state but with orientation into consideration. </text:span><text:span text:style-name="T15">There are few rules that consider die at goal state, inline with goal state or away from goal state and not inline. Further through another estimator function goal position is estimated from number of steps/rotation,current orientation and goal orientation. If die is having one upwards than after four rotations in any directions it will return to same state.<text:line-break/>Using this fact along with Manhattan distance </text:span><text:span text:style-name="T16">these few rules are </text:span><text:span text:style-name="T17">constructed.</text:span><text:span text:style-name="T15"> In </text:span><text:span text:style-name="T17">this scheme, either e</text:span><text:span text:style-name="T15">xact distance or just short of the exact distance is generated. </text:span><text:span text:style-name="T18">So it is not possible to overestimate and is admissible.</text:span></text:p>
      <text:p text:style-name="P32"><text:span text:style-name="T18">I</text:span><text:span text:style-name="T2">t assumes <text:s/></text:span><text:span text:style-name="T14">that die can rotate either vertically or horizontally, orientation is taken into account </text:span><text:span text:style-name="T19">so die must roll not slide,</text:span><text:span text:style-name="T14">no obstacles or banned squares are there </text:span><text:span text:style-name="T19">and if die is not in estimated goal orientation at goal state then in least amount of moves it can achieve that.</text:span></text:p>
      <text:p text:style-name="P32"><text:span text:style-name="T19"/></text:p>
      <text:p text:style-name="P13"><text:soft-page-break/><text:span text:style-name="T25">Performance Metrics</text:span></text:p>
      <text:p text:style-name="P24"/>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number-columns-repeated="2"/>
        <table:table-row table:style-name="Table1.1">
          <table:table-cell table:style-name="Table1.A1" office:value-type="string">
            <text:p text:style-name="P35"/>
          </table:table-cell>
          <table:table-cell table:style-name="Table1.A1" office:value-type="string">
            <text:p text:style-name="P36">Euclidean</text:p>
          </table:table-cell>
          <table:table-cell table:style-name="Table1.A1" office:value-type="string">
            <text:p text:style-name="P35"/>
          </table:table-cell>
          <table:table-cell table:style-name="Table1.A1" office:value-type="string">
            <text:p text:style-name="P38">Manhattan</text:p>
          </table:table-cell>
          <table:table-cell table:style-name="Table1.A1" office:value-type="string">
            <text:p text:style-name="P35"/>
          </table:table-cell>
          <table:table-cell table:style-name="Table1.A1" office:value-type="string">
            <text:p text:style-name="P33">Orientation <text:span text:style-name="T24">Manhattan</text:span></text:p>
          </table:table-cell>
          <table:table-cell table:style-name="Table1.G1" office:value-type="string">
            <text:p text:style-name="P37"/>
          </table:table-cell>
        </table:table-row>
        <table:table-row>
          <table:table-cell table:style-name="Table1.A2" office:value-type="string">
            <text:p text:style-name="P34">States</text:p>
          </table:table-cell>
          <table:table-cell table:style-name="Table1.A2" office:value-type="string">
            <text:p text:style-name="P34">Generated</text:p>
          </table:table-cell>
          <table:table-cell table:style-name="Table1.A2" office:value-type="string">
            <text:p text:style-name="P34">Visited</text:p>
          </table:table-cell>
          <table:table-cell table:style-name="Table1.A2" office:value-type="string">
            <text:p text:style-name="P34">Generated</text:p>
          </table:table-cell>
          <table:table-cell table:style-name="Table1.A2" office:value-type="string">
            <text:p text:style-name="P34">Visited</text:p>
          </table:table-cell>
          <table:table-cell table:style-name="Table1.A2" office:value-type="string">
            <text:p text:style-name="P34">Generated</text:p>
          </table:table-cell>
          <table:table-cell table:style-name="Table1.G2" office:value-type="string">
            <text:p text:style-name="P34">Visited</text:p>
          </table:table-cell>
        </table:table-row>
        <table:table-row>
          <table:table-cell table:style-name="Table1.A2" office:value-type="string">
            <text:p text:style-name="P34">Puzzle 1</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G2" office:value-type="string">
            <text:p text:style-name="P35"/>
          </table:table-cell>
        </table:table-row>
        <table:table-row>
          <table:table-cell table:style-name="Table1.A2" office:value-type="string">
            <text:p text:style-name="P34">Puzzle 2</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G2" office:value-type="string">
            <text:p text:style-name="P35"/>
          </table:table-cell>
        </table:table-row>
        <table:table-row>
          <table:table-cell table:style-name="Table1.A2" office:value-type="string">
            <text:p text:style-name="P34">Puzzle 3</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G2" office:value-type="string">
            <text:p text:style-name="P35"/>
          </table:table-cell>
        </table:table-row>
        <table:table-row>
          <table:table-cell table:style-name="Table1.A2" office:value-type="string">
            <text:p text:style-name="P34">Puzzle 4</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G2" office:value-type="string">
            <text:p text:style-name="P35"/>
          </table:table-cell>
        </table:table-row>
        <table:table-row>
          <table:table-cell table:style-name="Table1.A2" office:value-type="string">
            <text:p text:style-name="P34">Puzzle 5</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G2" office:value-type="string">
            <text:p text:style-name="P35"/>
          </table:table-cell>
        </table:table-row>
      </table:table>
      <text:p text:style-name="P26"/>
      <text:p text:style-name="P27">Table 1: Generated vs visited nodes in all three heuristics corresponds to various puzzle.</text:p>
      <text:p text:style-name="P26"/>
      <text:p text:style-name="P14">Graphs</text:p>
      <text:p text:style-name="P27"/>
      <text:p text:style-name="P27"/>
      <text:p text:style-name="P28">Graph of above table data to be added(puzzles <text:s/>on x-axis and generated/visited nodes on y-axis and <text:s/>6 curves of three heuristics)</text:p>
      <text:p text:style-name="P28"/>
      <text:p text:style-name="P28"/>
      <text:p text:style-name="P15">Discussion</text:p>
      <text:p text:style-name="P30"/>
      <text:p text:style-name="P29">Added to explanation the possibility of creating heuristics with knowledge of blocked squares but simultaneously the danger of overest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12:46.287003341</meta:creation-date>
    <meta:generator>LibreOffice/5.1.6.2$Linux_X86_64 LibreOffice_project/10m0$Build-2</meta:generator>
    <dc:date>2017-10-16T21:54:59.486321578</dc:date>
    <meta:editing-duration>PT1H30M55S</meta:editing-duration>
    <meta:editing-cycles>46</meta:editing-cycles>
    <meta:document-statistic meta:table-count="1" meta:image-count="0" meta:object-count="0" meta:page-count="3" meta:paragraph-count="40" meta:word-count="677" meta:character-count="4102" meta:non-whitespace-character-count="3457"/>
  </office:meta>
</office:document-meta>
</file>